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45.98mm"/>
    </style:style>
    <style:style style:name="co10" style:family="table-column">
      <style:table-column-properties fo:break-before="auto" style:column-width="5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696969" style:text-align-source="fix" style:repeat-content="false" fo:wrap-option="no-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23"/>
        <table:table-column table:style-name="co6" table:default-cell-style-name="ce4"/>
        <table:table-column table:style-name="co7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22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2" table:style-name="ce1"/>
          <table:covered-table-cell table:style-name="ce22"/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21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21" office:value-type="string" calcext:value-type="string">
            <text:p><text:span text:style-name="T1">Cattle, </text:span>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/>
          <table:table-cell table:style-name="ce3" office:value-type="string" calcext:value-type="string">
            <text:p>3xFar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25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5"/>
          <table:table-cell table:style-name="ce3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25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5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5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5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avaux</text:p>
          </table:table-cell>
          <table:table-cell table:style-name="ce3" office:value-type="string" calcext:value-type="string">
            <text:p>Civil Service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</text:p>
          </table:table-cell>
          <table:table-cell table:style-name="ce25" office:value-type="string" calcext:value-type="string">
            <text:p>Win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Authori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Wartburg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Progress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19" office:value-type="string" calcext:value-type="string">
            <text:p>2x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Great Zimbabwe</text:p>
          </table:table-cell>
          <table:table-cell table:style-name="ce3" office:value-type="string" calcext:value-type="string">
            <text:p>Physics</text:p>
          </table:table-cell>
          <table:table-cell table:style-name="ce3" office:value-type="string" calcext:value-type="string">
            <text:p>Authority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19" office:value-type="string" calcext:value-type="string">
            <text:p>Lake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alun Mine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Progress Branch</text:p>
          </table:table-cell>
          <table:table-cell table:style-name="ce3" table:number-columns-repeated="2"/>
          <table:table-cell table:style-name="ce17"/>
          <table:table-cell table:style-name="ce3"/>
          <table:table-cell table:style-name="ce19" office:value-type="string" calcext:value-type="string">
            <text:p>Lake</text:p>
          </table:table-cell>
          <table:table-cell table:style-name="ce25" office:value-type="string" calcext:value-type="string">
            <text:p>Copper, Gold, Silver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Authority Branch</text:p>
          </table:table-cell>
          <table:table-cell table:style-name="ce3" table:number-columns-repeated="2"/>
          <table:table-cell table:style-name="ce17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25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3" office:value-type="string" calcext:value-type="string">
            <text:p>Progress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athedral of St. Basil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Tradition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Gems, Gold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2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25" office:value-type="string" calcext:value-type="string">
            <text:p>Coral, Crab, Fish, Pearls, Whales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alhat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/>
          <table:table-cell table:style-name="ce3" office:value-type="string" calcext:value-type="string">
            <text:p>Villag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3" table:number-columns-repeated="3"/>
          <table:table-cell table:style-name="ce17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 table:number-rows-repeated="124">
          <table:table-cell table:style-name="ce3" table:number-columns-repeated="6"/>
          <table:table-cell table:style-name="ce17"/>
          <table:table-cell table:style-name="ce3" table:number-columns-repeated="2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23:36:31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20T23:43:52.374000000</dc:date>
    <dc:creator>Adam Rojewski</dc:creator>
    <meta:editing-duration>PT14H43M31S</meta:editing-duration>
    <meta:editing-cycles>76</meta:editing-cycles>
    <meta:document-statistic meta:table-count="1" meta:cell-count="307" meta:object-count="0"/>
  </office:meta>
</office:document-meta>
</file>